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3" draw:id="id3" draw:layer="layout" svg:width="1.3cm" svg:height="1.5cm" svg:x="3.1cm" svg:y="4.3cm">
          <draw:image xlink:href="Pictures/10000201000000EF000000F215A65A4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1.8cm" svg:height="1cm" svg:x="2.9cm" svg:y="3cm">
          <draw:text-box>
            <text:p>DB</text:p>
          </draw:text-box>
        </draw:frame>
        <draw:frame draw:style-name="gr4" draw:layer="layout" svg:width="5.5cm" svg:height="1.3cm" svg:x="12.7cm" svg:y="14.8cm">
          <draw:text-box>
            <text:p>Client («Mallory»)</text:p>
          </draw:text-box>
        </draw:frame>
        <draw:frame draw:style-name="gr4" draw:layer="layout" svg:width="5.4cm" svg:height="1.3cm" svg:x="3.7cm" svg:y="14.8cm">
          <draw:text-box>
            <text:p>Client («Alice»)</text:p>
          </draw:text-box>
        </draw:frame>
        <draw:connector draw:name="1" draw:style-name="gr5" draw:text-style-name="P2" draw:layer="layout" svg:x1="14.95cm" svg:y1="12.8cm" svg:x2="10.951cm" svg:y2="5.05cm" draw:start-shape="id1" draw:start-glue-point="0" draw:end-shape="id2" draw:end-glue-point="1" svg:d="M14950 12800v-7750h-3999" svg:viewBox="0 0 4000 7751">
          <svg:title>1.</svg:title>
          <text:p text:style-name="P1"/>
        </draw:connector>
        <draw:connector draw:style-name="gr6" draw:text-style-name="P1" draw:layer="layout" draw:type="lines" svg:x1="9.6cm" svg:y1="5.05cm" svg:x2="4.4cm" svg:y2="5.05cm" draw:start-shape="id2" draw:start-glue-point="3" draw:end-shape="id3" draw:end-glue-point="1" svg:d="M9600 5050h-500-4200-500" svg:viewBox="0 0 5201 1">
          <text:p/>
        </draw:connector>
        <draw:frame draw:style-name="gr7" draw:layer="layout" svg:width="2.7cm" svg:height="1.2cm" svg:x="5.2cm" svg:y="3.4cm">
          <draw:text-box>
            <text:p>2. </text:p>
          </draw:text-box>
        </draw:frame>
        <draw:frame draw:style-name="gr8" draw:layer="layout" svg:width="1.2cm" svg:height="1.4cm" svg:x="15.7cm" svg:y="6cm">
          <draw:text-box>
            <text:p>1.</text:p>
          </draw:text-box>
        </draw:frame>
        <draw:frame draw:style-name="gr1" draw:text-style-name="P1" draw:layer="layout" svg:width="7.074cm" svg:height="1.736cm" svg:x="3.926cm" svg:y="17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8" draw:text-style-name="P3" draw:layer="layout" svg:width="3.1cm" svg:height="1.4cm" svg:x="1.4cm" svg:y="17.8cm">
          <draw:text-box>
            <text:p><text:span text:style-name="T1">Name:</text:span></text:p>
          </draw:text-box>
        </draw:frame>
        <draw:frame draw:style-name="gr9" draw:text-style-name="P1" draw:layer="layout" svg:width="4.5cm" svg:height="1.8cm" svg:x="10.4cm" svg:y="17.5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3" draw:layer="layout" svg:width="5.1cm" svg:height="1cm" svg:x="4.9cm" svg:y="17.9cm">
          <draw:text-box>
            <text:p>&lt;script&gt;alert('do</text:p>
          </draw:text-box>
        </draw:frame>
        <draw:frame draw:style-name="gr10" draw:layer="layout" svg:width="0.502cm" svg:height="1.187cm" svg:x="12.1cm" svg:y="21.2cm">
          <draw:text-box>
            <text:p/>
          </draw:text-box>
        </draw:frame>
        <draw:frame draw:style-name="gr11" draw:layer="layout" svg:width="12.1cm" svg:height="1.199cm" svg:x="3cm" svg:y="7.501cm">
          <draw:text-box>
            <text:p>&lt;script&gt;alert('document.cookie')&lt;/script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0:42:33.379000000</dc:date>
    <meta:editing-duration>PT35M36S</meta:editing-duration>
    <meta:editing-cycles>5</meta:editing-cycles>
    <meta:generator>LibreOffice/4.3.0.4$Windows_x86 LibreOffice_project/62ad5818884a2fc2e5780dd45466868d41009ec0</meta:generator>
    <meta:document-statistic meta:object-count="18"/>
  </office:meta>
</office:document-meta>
</file>